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askerville Old Face" svg:font-family="Baskerville Old F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askerville Old Face" style:font-name-complex="Arial" fo:font-size="11pt" style:font-size-asian="11pt"/>
    </style:style>
    <style:style style:name="P2" style:parent-style-name="Standard" style:family="paragraph">
      <style:text-properties style:font-name="Baskerville Old Face" style:font-name-complex="Arial" fo:font-size="11pt" style:font-size-asian="11pt"/>
    </style:style>
    <style:style style:name="P3" style:parent-style-name="Standard" style:family="paragraph">
      <style:text-properties style:font-name="Baskerville Old Face" style:font-name-complex="Arial" fo:font-size="11pt" style:font-size-asian="11pt"/>
    </style:style>
    <style:style style:name="P4" style:parent-style-name="Standard" style:family="paragraph">
      <style:text-properties style:font-name="Baskerville Old Face" style:font-name-complex="Arial" fo:font-size="11pt" style:font-size-asian="11pt"/>
    </style:style>
    <style:style style:name="P5" style:parent-style-name="Standard" style:family="paragraph">
      <style:text-properties style:font-name="Baskerville Old Face" style:font-name-complex="Arial" fo:font-size="11pt" style:font-size-asian="11pt"/>
    </style:style>
    <style:style style:name="P6" style:parent-style-name="Standard" style:family="paragraph">
      <style:text-properties style:font-name="Baskerville Old Face" style:font-name-complex="Arial" fo:font-size="11pt" style:font-size-asian="11pt"/>
    </style:style>
    <style:style style:name="P7" style:parent-style-name="Standard" style:family="paragraph">
      <style:text-properties style:font-name="Baskerville Old Face" style:font-name-complex="Arial" fo:font-size="11pt" style:font-size-asian="11pt"/>
    </style:style>
    <style:style style:name="P8" style:parent-style-name="Standard" style:family="paragraph">
      <style:text-properties style:font-name="Baskerville Old Face" style:font-name-complex="Arial" fo:font-size="11pt" style:font-size-asian="11pt"/>
    </style:style>
    <style:style style:name="P9" style:parent-style-name="Standard" style:family="paragraph">
      <style:text-properties style:font-name="Baskerville Old Face" style:font-name-complex="Arial" fo:font-size="11pt" style:font-size-asian="11pt"/>
    </style:style>
    <style:style style:name="P10" style:parent-style-name="Standard" style:family="paragraph">
      <style:text-properties style:font-name="Baskerville Old Face" style:font-name-complex="Arial" fo:font-size="11pt" style:font-size-asian="11pt"/>
    </style:style>
    <style:style style:name="P11" style:parent-style-name="Standard" style:family="paragraph">
      <style:text-properties style:font-name="Baskerville Old Face" style:font-name-complex="Arial" fo:font-size="11pt" style:font-size-asian="11pt"/>
    </style:style>
    <style:style style:name="P12" style:parent-style-name="Standard" style:family="paragraph">
      <style:text-properties style:font-name="Baskerville Old Face" style:font-name-complex="Arial" fo:font-size="11pt" style:font-size-asian="11pt"/>
    </style:style>
    <style:style style:name="P13" style:parent-style-name="Standard" style:family="paragraph">
      <style:text-properties style:font-name="Baskerville Old Face" style:font-name-complex="Arial" fo:font-size="11pt" style:font-size-asian="11pt"/>
    </style:style>
    <style:style style:name="P14" style:parent-style-name="Standard" style:family="paragraph">
      <style:text-properties style:font-name="Baskerville Old Face" style:font-name-complex="Arial" fo:font-size="11pt" style:font-size-asian="11pt"/>
    </style:style>
    <style:style style:name="P15" style:parent-style-name="Standard" style:family="paragraph">
      <style:text-properties style:font-name="Baskerville Old Face" style:font-name-complex="Arial" fo:font-size="11pt" style:font-size-asian="11pt"/>
    </style:style>
    <style:style style:name="P16" style:parent-style-name="Standard" style:family="paragraph">
      <style:text-properties style:font-name="Baskerville Old Face" style:font-name-complex="Arial" fo:font-size="11pt" style:font-size-asian="11pt"/>
    </style:style>
    <style:style style:name="P17" style:parent-style-name="Standard" style:family="paragraph">
      <style:text-properties style:font-name="Baskerville Old Face" style:font-name-complex="Arial" fo:font-size="11pt" style:font-size-asian="11pt"/>
    </style:style>
    <style:style style:name="P18" style:parent-style-name="Standard" style:family="paragraph">
      <style:text-properties style:font-name="Baskerville Old Face" style:font-name-complex="Arial" fo:font-size="11pt" style:font-size-asian="11pt"/>
    </style:style>
    <style:style style:name="P19" style:parent-style-name="Standard" style:family="paragraph">
      <style:text-properties style:font-name="Baskerville Old Face" style:font-name-complex="Arial" fo:font-size="11pt" style:font-size-asian="11pt"/>
    </style:style>
    <style:style style:name="P20" style:parent-style-name="Standard" style:family="paragraph">
      <style:text-properties style:font-name="Baskerville Old Face" style:font-name-complex="Arial" fo:font-size="11pt" style:font-size-asian="11pt"/>
    </style:style>
    <style:style style:name="P21" style:parent-style-name="Standard" style:family="paragraph">
      <style:text-properties style:font-name="Baskerville Old Face" style:font-name-complex="Arial" fo:font-size="11pt" style:font-size-asian="11pt"/>
    </style:style>
    <style:style style:name="P22" style:parent-style-name="Standard" style:family="paragraph">
      <style:text-properties style:font-name="Baskerville Old Face" style:font-name-complex="Arial" fo:font-size="11pt" style:font-size-asian="11pt"/>
    </style:style>
    <style:style style:name="P23" style:parent-style-name="Standard" style:family="paragraph">
      <style:text-properties style:font-name="Baskerville Old Face" style:font-name-complex="Arial" fo:font-size="11pt" style:font-size-asian="11pt"/>
    </style:style>
    <style:style style:name="P24" style:parent-style-name="Standard" style:family="paragraph">
      <style:text-properties style:font-name="Baskerville Old Face" style:font-name-complex="Arial" fo:font-size="11pt" style:font-size-asian="11pt"/>
    </style:style>
    <style:style style:name="P25" style:parent-style-name="Standard" style:family="paragraph">
      <style:text-properties style:font-name="Baskerville Old Face" style:font-name-complex="Arial" fo:font-size="11pt" style:font-size-asian="11pt"/>
    </style:style>
    <style:style style:name="P26" style:parent-style-name="Standard" style:family="paragraph">
      <style:text-properties style:font-name="Baskerville Old Face" style:font-name-complex="Arial" fo:font-size="11pt" style:font-size-asian="11pt"/>
    </style:style>
    <style:style style:name="P27" style:parent-style-name="Standard" style:family="paragraph">
      <style:text-properties style:font-name="Baskerville Old Face" style:font-name-complex="Arial" fo:font-size="11pt" style:font-size-asian="11pt"/>
    </style:style>
    <style:style style:name="P28" style:parent-style-name="Standard" style:family="paragraph">
      <style:text-properties style:font-name="Baskerville Old Face" style:font-name-complex="Arial" fo:font-size="11pt" style:font-size-asian="11pt"/>
    </style:style>
    <style:style style:name="P29" style:parent-style-name="Standard" style:family="paragraph">
      <style:text-properties style:font-name="Baskerville Old Face" style:font-name-complex="Arial" fo:font-size="11pt" style:font-size-asian="11pt"/>
    </style:style>
    <style:style style:name="P30" style:parent-style-name="Standard" style:family="paragraph">
      <style:text-properties style:font-name="Baskerville Old Face" style:font-name-complex="Arial" fo:font-size="11pt" style:font-size-asian="11pt"/>
    </style:style>
    <style:style style:name="P31" style:parent-style-name="Standard" style:family="paragraph">
      <style:text-properties style:font-name="Baskerville Old Face" style:font-name-complex="Arial" fo:font-size="11pt" style:font-size-asian="11pt"/>
    </style:style>
    <style:style style:name="P32" style:parent-style-name="Standard" style:family="paragraph">
      <style:text-properties style:font-name="Baskerville Old Face" style:font-name-complex="Arial" fo:font-size="11pt" style:font-size-asian="11pt"/>
    </style:style>
    <style:style style:name="P33" style:parent-style-name="Standard" style:family="paragraph">
      <style:text-properties style:font-name="Baskerville Old Face" style:font-name-complex="Arial" fo:font-size="11pt" style:font-size-asian="11pt"/>
    </style:style>
    <style:style style:name="P34" style:parent-style-name="Standard" style:family="paragraph">
      <style:text-properties style:font-name="Baskerville Old Face" style:font-name-complex="Arial" fo:font-size="11pt" style:font-size-asian="11pt"/>
    </style:style>
    <style:style style:name="P35" style:parent-style-name="Standard" style:family="paragraph">
      <style:text-properties style:font-name="Baskerville Old Face" style:font-name-complex="Arial" fo:font-size="11pt" style:font-size-asian="11pt"/>
    </style:style>
    <style:style style:name="P36" style:parent-style-name="Standard" style:family="paragraph">
      <style:text-properties style:font-name="Baskerville Old Face" style:font-name-complex="Arial" fo:font-size="11pt" style:font-size-asian="11pt"/>
    </style:style>
    <style:style style:name="P37" style:parent-style-name="Standard" style:family="paragraph">
      <style:text-properties style:font-name="Baskerville Old Face" style:font-name-complex="Arial" fo:font-size="11pt" style:font-size-asian="11pt"/>
    </style:style>
    <style:style style:name="P38" style:parent-style-name="Standard" style:family="paragraph">
      <style:text-properties style:font-name="Baskerville Old Face" style:font-name-complex="Arial" fo:font-size="11pt" style:font-size-asian="11pt"/>
    </style:style>
    <style:style style:name="P39" style:parent-style-name="Standard" style:family="paragraph">
      <style:text-properties style:font-name="Baskerville Old Face" style:font-name-complex="Arial" fo:font-size="11pt" style:font-size-asian="11pt"/>
    </style:style>
    <style:style style:name="P40" style:parent-style-name="Standard" style:family="paragraph">
      <style:text-properties style:font-name="Baskerville Old Face" style:font-name-complex="Arial" fo:font-size="11pt" style:font-size-asian="11pt"/>
    </style:style>
    <style:style style:name="P41" style:parent-style-name="Standard" style:family="paragraph">
      <style:text-properties style:font-name="Baskerville Old Face" style:font-name-complex="Arial" fo:font-size="11pt" style:font-size-asian="11pt"/>
    </style:style>
    <style:style style:name="P42" style:parent-style-name="Standard" style:family="paragraph">
      <style:text-properties style:font-name="Baskerville Old Face" style:font-name-complex="Arial" fo:font-size="11pt" style:font-size-asian="11pt"/>
    </style:style>
    <style:style style:name="P43" style:parent-style-name="Standard" style:family="paragraph">
      <style:text-properties style:font-name="Baskerville Old Face" style:font-name-complex="Arial" fo:font-size="11pt" style:font-size-asian="11pt"/>
    </style:style>
    <style:style style:name="P44" style:parent-style-name="Standard" style:family="paragraph">
      <style:text-properties style:font-name="Baskerville Old Face" style:font-name-complex="Arial" fo:font-size="11pt" style:font-size-asian="11pt"/>
    </style:style>
    <style:style style:name="P45" style:parent-style-name="Standard" style:family="paragraph">
      <style:text-properties style:font-name="Baskerville Old Face" style:font-name-complex="Arial" fo:font-size="11pt" style:font-size-asian="11pt"/>
    </style:style>
    <style:style style:name="P46" style:parent-style-name="Standard" style:family="paragraph">
      <style:text-properties style:font-name="Baskerville Old Face" style:font-name-complex="Arial" fo:font-size="11pt" style:font-size-asian="11pt"/>
    </style:style>
    <style:style style:name="P47" style:parent-style-name="Standard" style:family="paragraph">
      <style:text-properties style:font-name="Baskerville Old Face" style:font-name-complex="Arial" fo:font-size="11pt" style:font-size-asian="11pt"/>
    </style:style>
    <style:style style:name="P48" style:parent-style-name="Standard" style:family="paragraph">
      <style:text-properties style:font-name="Baskerville Old Face" style:font-name-complex="Arial" fo:font-size="11pt" style:font-size-asian="11pt"/>
    </style:style>
    <style:style style:name="P49" style:parent-style-name="Standard" style:family="paragraph">
      <style:text-properties style:font-name="Baskerville Old Face" style:font-name-complex="Arial" fo:font-size="11pt" style:font-size-asian="11pt"/>
    </style:style>
    <style:style style:name="P50" style:parent-style-name="Standard" style:family="paragraph">
      <style:text-properties style:font-name="Baskerville Old Face" style:font-name-complex="Arial" fo:font-size="11pt" style:font-size-asian="11pt"/>
    </style:style>
    <style:style style:name="P51" style:parent-style-name="Standard" style:family="paragraph">
      <style:text-properties style:font-name="Baskerville Old Face" style:font-name-complex="Arial" fo:font-size="11pt" style:font-size-asian="11pt"/>
    </style:style>
    <style:style style:name="P52" style:parent-style-name="Standard" style:family="paragraph">
      <style:text-properties style:font-name="Baskerville Old Face" style:font-name-complex="Arial" fo:font-size="11pt" style:font-size-asian="11pt"/>
    </style:style>
    <style:style style:name="P53" style:parent-style-name="Standard" style:family="paragraph">
      <style:text-properties style:font-name="Baskerville Old Face" style:font-name-complex="Arial" fo:font-size="11pt" style:font-size-asian="11pt"/>
    </style:style>
    <style:style style:name="P54" style:parent-style-name="Standard" style:family="paragraph">
      <style:text-properties style:font-name="Baskerville Old Face" style:font-name-complex="Arial" fo:font-size="11pt" style:font-size-asian="11pt"/>
    </style:style>
    <style:style style:name="P55" style:parent-style-name="Standard" style:family="paragraph">
      <style:text-properties style:font-name="Baskerville Old Face" style:font-name-complex="Arial" fo:font-size="11pt" style:font-size-asian="11pt"/>
    </style:style>
    <style:style style:name="P56" style:parent-style-name="Standard" style:family="paragraph">
      <style:text-properties style:font-name="Baskerville Old Face" style:font-name-complex="Arial" fo:font-size="11pt" style:font-size-asian="11pt"/>
    </style:style>
    <style:style style:name="P57" style:parent-style-name="Standard" style:family="paragraph">
      <style:text-properties style:font-name="Baskerville Old Face" style:font-name-complex="Arial" fo:font-size="11pt" style:font-size-asian="11pt"/>
    </style:style>
    <style:style style:name="P58" style:parent-style-name="Standard" style:family="paragraph">
      <style:text-properties style:font-name="Baskerville Old Face" style:font-name-complex="Arial" fo:font-size="11pt" style:font-size-asian="11pt"/>
    </style:style>
    <style:style style:name="P59" style:parent-style-name="Standard" style:family="paragraph">
      <style:text-properties style:font-name="Baskerville Old Face" style:font-name-complex="Arial" fo:font-size="11pt" style:font-size-asian="11pt"/>
    </style:style>
    <style:style style:name="P60" style:parent-style-name="Standard" style:family="paragraph">
      <style:text-properties style:font-name="Baskerville Old Face" style:font-name-complex="Arial" fo:font-size="11pt" style:font-size-asian="11pt"/>
    </style:style>
    <style:style style:name="P61" style:parent-style-name="Standard" style:family="paragraph">
      <style:text-properties style:font-name="Baskerville Old Face" style:font-name-complex="Arial" fo:font-size="11pt" style:font-size-asian="11pt"/>
    </style:style>
    <style:style style:name="P62" style:parent-style-name="Standard" style:family="paragraph">
      <style:text-properties style:font-name="Baskerville Old Face" style:font-name-complex="Arial" fo:font-size="11pt" style:font-size-asian="11pt"/>
    </style:style>
    <style:style style:name="P63" style:parent-style-name="Standard" style:family="paragraph">
      <style:text-properties style:font-name="Baskerville Old Face" style:font-name-complex="Arial" fo:font-size="11pt" style:font-size-asian="11pt"/>
    </style:style>
    <style:style style:name="P64" style:parent-style-name="Standard" style:family="paragraph">
      <style:text-properties style:font-name="Baskerville Old Face" style:font-name-complex="Arial" fo:font-size="11pt" style:font-size-asian="11pt"/>
    </style:style>
    <style:style style:name="P65" style:parent-style-name="Standard" style:family="paragraph">
      <style:text-properties style:font-name="Baskerville Old Face" style:font-name-complex="Arial" fo:font-size="11pt" style:font-size-asian="11pt"/>
    </style:style>
    <style:style style:name="P66" style:parent-style-name="Standard" style:family="paragraph">
      <style:text-properties style:font-name="Baskerville Old Face" style:font-name-complex="Arial" fo:font-size="11pt" style:font-size-asian="11pt"/>
    </style:style>
    <style:style style:name="P67" style:parent-style-name="Standard" style:family="paragraph">
      <style:text-properties style:font-name="Baskerville Old Face" style:font-name-complex="Arial" fo:font-size="11pt" style:font-size-asian="11pt"/>
    </style:style>
    <style:style style:name="P68" style:parent-style-name="Standard" style:family="paragraph">
      <style:text-properties style:font-name="Baskerville Old Face" style:font-name-complex="Arial" fo:font-size="11pt" style:font-size-asian="11pt"/>
    </style:style>
    <style:style style:name="P69" style:parent-style-name="Standard" style:family="paragraph">
      <style:text-properties style:font-name="Baskerville Old Face" style:font-name-complex="Arial" fo:font-size="11pt" style:font-size-asian="11pt"/>
    </style:style>
    <style:style style:name="P70" style:parent-style-name="Standard" style:family="paragraph">
      <style:text-properties style:font-name="Baskerville Old Face" style:font-name-complex="Arial" fo:font-size="11pt" style:font-size-asian="11pt"/>
    </style:style>
    <style:style style:name="P71" style:parent-style-name="Standard" style:family="paragraph">
      <style:text-properties style:font-name="Baskerville Old Face" style:font-name-complex="Arial" fo:font-size="11pt" style:font-size-asian="11pt"/>
    </style:style>
    <style:style style:name="P72" style:parent-style-name="Standard" style:family="paragraph">
      <style:text-properties style:font-name="Baskerville Old Face" style:font-name-complex="Arial" fo:font-size="11pt" style:font-size-asian="11pt"/>
    </style:style>
    <style:style style:name="P73" style:parent-style-name="Standard" style:family="paragraph">
      <style:text-properties style:font-name="Baskerville Old Face" style:font-name-complex="Arial" fo:font-size="11pt" style:font-size-asian="11pt"/>
    </style:style>
    <style:style style:name="P74" style:parent-style-name="Standard" style:family="paragraph">
      <style:text-properties style:font-name="Baskerville Old Face" style:font-name-complex="Arial" fo:font-size="11pt" style:font-size-asian="11pt"/>
    </style:style>
    <style:style style:name="P75" style:parent-style-name="Standard" style:family="paragraph">
      <style:text-properties style:font-name="Baskerville Old Face" style:font-name-complex="Arial" fo:font-size="11pt" style:font-size-asian="11pt"/>
    </style:style>
    <style:style style:name="P76" style:parent-style-name="Standard" style:family="paragraph">
      <style:text-properties style:font-name="Baskerville Old Face" style:font-name-complex="Arial" fo:font-size="11pt" style:font-size-asian="11pt"/>
    </style:style>
    <style:style style:name="P77" style:parent-style-name="Standard" style:family="paragraph">
      <style:text-properties style:font-name="Baskerville Old Face" style:font-name-complex="Arial" fo:font-size="11pt" style:font-size-asian="11pt"/>
    </style:style>
    <style:style style:name="P78" style:parent-style-name="Standard" style:family="paragraph">
      <style:text-properties style:font-name="Baskerville Old Face" style:font-name-complex="Arial" fo:font-size="11pt" style:font-size-asian="11pt"/>
    </style:style>
    <style:style style:name="P79" style:parent-style-name="Standard" style:family="paragraph">
      <style:text-properties style:font-name="Baskerville Old Face" style:font-name-complex="Arial" fo:font-size="11pt" style:font-size-asian="11pt"/>
    </style:style>
    <style:style style:name="P80" style:parent-style-name="Standard" style:family="paragraph">
      <style:text-properties style:font-name="Baskerville Old Face" style:font-name-complex="Arial" fo:font-size="11pt" style:font-size-asian="11pt"/>
    </style:style>
    <style:style style:name="P81" style:parent-style-name="Standard" style:family="paragraph">
      <style:text-properties style:font-name="Baskerville Old Face" style:font-name-complex="Arial" fo:font-size="11pt" style:font-size-asian="11pt"/>
    </style:style>
    <style:style style:name="P82" style:parent-style-name="Standard" style:family="paragraph">
      <style:text-properties style:font-name="Baskerville Old Face" style:font-name-complex="Arial" fo:font-size="11pt" style:font-size-asian="11pt"/>
    </style:style>
    <style:style style:name="P83" style:parent-style-name="Standard" style:family="paragraph">
      <style:text-properties style:font-name="Baskerville Old Face" style:font-name-complex="Arial" fo:font-size="11pt" style:font-size-asian="11pt"/>
    </style:style>
    <style:style style:name="P84" style:parent-style-name="Standard" style:family="paragraph">
      <style:text-properties style:font-name="Baskerville Old Face" style:font-name-complex="Arial" fo:font-size="11pt" style:font-size-asian="11pt"/>
    </style:style>
    <style:style style:name="P85" style:parent-style-name="Standard" style:family="paragraph">
      <style:text-properties style:font-name="Baskerville Old Face" style:font-name-complex="Arial" fo:font-size="11pt" style:font-size-asian="11pt"/>
    </style:style>
    <style:style style:name="P86" style:parent-style-name="Standard" style:family="paragraph">
      <style:text-properties style:font-name="Baskerville Old Face" style:font-name-complex="Arial" fo:font-size="11pt" style:font-size-asian="11pt"/>
    </style:style>
    <style:style style:name="P87" style:parent-style-name="Standard" style:family="paragraph">
      <style:text-properties style:font-name="Baskerville Old Face" style:font-name-complex="Arial" fo:font-size="11pt" style:font-size-asian="11pt"/>
    </style:style>
    <style:style style:name="P88" style:parent-style-name="Standard" style:family="paragraph">
      <style:text-properties style:font-name="Baskerville Old Face" style:font-name-complex="Arial" fo:font-size="11pt" style:font-size-asian="11pt"/>
    </style:style>
    <style:style style:name="P89" style:parent-style-name="Standard" style:family="paragraph">
      <style:text-properties style:font-name="Baskerville Old Face" style:font-name-complex="Arial" fo:font-size="11pt" style:font-size-asian="11pt"/>
    </style:style>
    <style:style style:name="P90" style:parent-style-name="Standard" style:family="paragraph">
      <style:text-properties style:font-name="Baskerville Old Face" style:font-name-complex="Arial" fo:font-size="11pt" style:font-size-asian="11pt"/>
    </style:style>
    <style:style style:name="P91" style:parent-style-name="Standard" style:family="paragraph">
      <style:text-properties style:font-name="Baskerville Old Face" style:font-name-complex="Arial" fo:font-size="11pt" style:font-size-asian="11pt"/>
    </style:style>
    <style:style style:name="P92" style:parent-style-name="Standard" style:family="paragraph">
      <style:text-properties style:font-name="Baskerville Old Face" style:font-name-complex="Arial" fo:font-size="11pt" style:font-size-asian="11pt"/>
    </style:style>
    <style:style style:name="P93" style:parent-style-name="Standard" style:family="paragraph">
      <style:text-properties style:font-name="Baskerville Old Face" style:font-name-complex="Arial" fo:font-size="11pt" style:font-size-asian="11pt"/>
    </style:style>
    <style:style style:name="P94" style:parent-style-name="Standard" style:family="paragraph">
      <style:text-properties style:font-name="Baskerville Old Face" style:font-name-complex="Arial" fo:font-size="11pt" style:font-size-asian="11pt"/>
    </style:style>
    <style:style style:name="P95" style:parent-style-name="Standard" style:family="paragraph">
      <style:text-properties style:font-name="Baskerville Old Face" style:font-name-complex="Arial" fo:font-size="11pt" style:font-size-asian="11pt"/>
    </style:style>
    <style:style style:name="P96" style:parent-style-name="Standard" style:family="paragraph">
      <style:text-properties style:font-name="Baskerville Old Face" style:font-name-complex="Arial" fo:font-size="11pt" style:font-size-asian="11pt"/>
    </style:style>
    <style:style style:name="P97" style:parent-style-name="Standard" style:family="paragraph">
      <style:text-properties style:font-name="Baskerville Old Face" style:font-name-complex="Arial" fo:font-size="11pt" style:font-size-asian="11pt"/>
    </style:style>
  </office:automatic-styles>
  <office:body>
    <office:text text:use-soft-page-breaks="true">
      <text:p text:style-name="P1">Kerstin Graudins</text:p>
      <text:p text:style-name="P2">Artist Resume</text:p>
      <text:p text:style-name="P3"/>
      <text:p text:style-name="P4"><text:tab/>EDUCATION:</text:p>
      <text:p text:style-name="P5">2003 New York University, Master of Arts</text:p>
      <text:p text:style-name="P6">1999 University of Washington, Bachelor of Fine Arts (Printmaking)</text:p>
      <text:p text:style-name="P7">Fall 1998 University of<text:s/>Washington studio art program in Rome, Italy</text:p>
      <text:p text:style-name="P8">1996 Seattle Central Community College, Associate of Arts</text:p>
      <text:p text:style-name="P9"/>
      <text:p text:style-name="P10"><text:tab/>SELECTED EXHIBITIONS ( * SOLO SHOWS)</text:p>
      <text:p text:style-name="P11">8/2017 “Show Me Your Deck” True Love Art Gallery Seattle, WA</text:p>
      <text:p text:style-name="P12">10/2016 “Russia, Mother Russia” Shoreline City Hall Shoreline ,WA</text:p>
      <text:p text:style-name="P13">8/2016 “Out of Sight” King Street Station Seattle, WA</text:p>
      <text:p text:style-name="P14">8/2016 “Imminent Mode Sirens” Vermillion Seattle, WA</text:p>
      <text:p text:style-name="P15">6/2016 “T-Shirt show” Ghost gallery Seattle, WA</text:p>
      <text:p text:style-name="P16">10/2015 “Collage Barrage” True Love Art Gallery Seattle, WA</text:p>
      <text:p text:style-name="P17">8/2014 COCA Center on Contemporary Art with Celeste Cooning Seattle, WA</text:p>
      <text:p text:style-name="P18">8/2014 “Show Me Your Deck” True Love Art Gallery Seattle, WA</text:p>
      <text:p text:style-name="P19">8/2014 “Pianos in the Park” Alki Beach Park Seattle, WA</text:p>
      <text:p text:style-name="P20">7/2013 “Color Bomb” True Love Gallery Seattle, WA</text:p>
      <text:p text:style-name="P21">5/2013 “Line Power” True Love Gallery Seattle, WA</text:p>
      <text:p text:style-name="P22">4/2013 “Mo-Wave presents Polari” True Love Gallery Seattle, WA</text:p>
      <text:p text:style-name="P23">2/2013 “Hard L” Hard L Gallery Seattle, WA</text:p>
      <text:p text:style-name="P24">2/2013 “Guelaguetza” Galaria Universitaria Oaxaca, Mexico</text:p>
      <text:p text:style-name="P25">12/2012 “30 day art challenge” Tashiro-Kaplan Arts Complex Seattle, WA</text:p>
      <text:p text:style-name="P26">10/2012 “Who does she think she is?” Tashiro-Kaplan <text:s/>Arts Complex Seattle, WA</text:p>
      <text:p text:style-name="P27">6/2012 “Gay Glow” Wild Rose Seattle, WA</text:p>
      <text:p text:style-name="P28">*6/2012 Shift Collaborative Studio/Tashiro-Kaplan Arts Complex Seattle, WA</text:p>
      <text:p text:style-name="P29">*9/2011 Shift Collaborative Studio/Tashiro-Kaplan Arts Complex Seattle, WA</text:p>
      <text:p text:style-name="P30">*8&amp;9/2010 Wild Rose Seattle, WA</text:p>
      <text:p text:style-name="P31">3/2010 Jackson Street Music History Project Seattle, WA</text:p>
      <text:p text:style-name="P32">1/2010 Pratt Fine Art Center Gallery “Poster Show” Seattle, Washington</text:p>
      <text:p text:style-name="P33">*12/2009 Electric Tea Garden “Special Ladies”, Seattle, Washington</text:p>
      <text:p text:style-name="P34">*11/2009 Studio 2602, Seattle, Washington</text:p>
      <text:p text:style-name="P35">*9/2009 Re-bar, “Special Ladies” Seattle, Washington</text:p>
      <text:p text:style-name="P36">2&amp;3/2008 Pratt Fine Art Center Gallery “Pratt Print Instructors and Print Zero”, Seattle, WA</text:p>
      <text:p text:style-name="P37">*12/2007 Re-bar, Seattle, Washington</text:p>
      <text:p text:style-name="P38">2007 “Print Zero Print Exchange #5” Traveling Exhibition</text:p>
      <text:p text:style-name="P39">3/2007 The Vera Project “Baxter art show” Seattle, Washington</text:p>
      <text:p text:style-name="P40">*9&amp;10/2003 Re-bar, Seattle, Washington</text:p>
      <text:p text:style-name="P41">11/2003 Masters Thesis 80 Washington square East Galleries New York, New York</text:p>
      <text:p text:style-name="P42">11/2003 Satellite “Fluffa show”, Seattle, Washington</text:p>
      <text:p text:style-name="P43">10/2003 “Print Matrix,” New York, New York</text:p>
      <text:p text:style-name="P44">11/2002 Open Studio NYU, New York, New York</text:p>
      <text:p text:style-name="P45">10/2002 “Just Paint,” New York, New York</text:p>
      <text:p text:style-name="P46">*1/2002 164 club, Seattle, Washington</text:p>
      <text:p text:style-name="P47">*8&amp;9/2001 Re-bar, Seattle, Washington</text:p>
      <text:p text:style-name="P48">7/2001 Pound Gallery, Home Alive benefit show, Seattle, Washington</text:p>
      <text:p text:style-name="P49">7/2000 Pound Gallery, Home Alive benefit show, Seattle, Washington</text:p>
      <text:p text:style-name="P50">*4/2000<text:s/>Re-bar, Seattle, Washington</text:p>
      <text:p text:style-name="P51">*3/2000 Studio 229, Seattle, Washington</text:p>
      <text:soft-page-break/>
      <text:p text:style-name="P52">5/99 Jacob Lawrence Gallery, Annual BFA show, University of Washington School of Art</text:p>
      <text:p text:style-name="P53">4/99 Healey Gallery: Benefit group show for Home Alive, Seattle, Washington</text:p>
      <text:p text:style-name="P54">12/98 University of<text:s/>Washington Rome Center: group exhibition, Rome, Italy</text:p>
      <text:p text:style-name="P55">7/98 Occulus Gallery: Two Artist show, Seattle, Washington</text:p>
      <text:p text:style-name="P56">6/98 Colourbox: Benefit group show for Home Alive, Seattle, Washington</text:p>
      <text:p text:style-name="P57">5/98 University of Washington Ceramics Gallery: Juried Lesbian Art Show</text:p>
      <text:p text:style-name="P58">*5/98 Re-bar, Seattle, Washington</text:p>
      <text:p text:style-name="P59">4/98 Parnassus Cafe, University of Washington School of Art</text:p>
      <text:p text:style-name="P60">11/97 Metropolis Art Gallery: 4th Annual Erotic Art Show, Seattle, Washington</text:p>
      <text:p text:style-name="P61">6/97 Home Alive Space: Two Artist show, Seattle, Washington</text:p>
      <text:p text:style-name="P62">*2/97 The Easy, Seattle,<text:s/>Washington</text:p>
      <text:p text:style-name="P63">4/96 COCA Northwest Annual: Juried group show, Seattle, Washington</text:p>
      <text:p text:style-name="P64">*9/95 Colourbox: solo exhibition, Seattle, Washington</text:p>
      <text:p text:style-name="P65">7/95 The Weathered Wall “100 T-Shirts on the Wall” benefit exhibition, Seattle, WA</text:p>
      <text:p text:style-name="P66">9/94 Art/Not Terminal Gallery: group show, Seattle, Washington</text:p>
      <text:p text:style-name="P67"/>
      <text:p text:style-name="P68"><text:tab/>PUBLICATIONS:</text:p>
      <text:p text:style-name="P69">2015-Present Free Witch 6 volumes Sticker Inserts</text:p>
      <text:p text:style-name="P70">Spring 2006 Push: Queer feminist subversions</text:p>
      <text:p text:style-name="P71">Spring 2003 Push: Queer feminist subversions</text:p>
      <text:p text:style-name="P72">Spring 2001 Push: Queer feminist subversions</text:p>
      <text:p text:style-name="P73">Winter 1999 Synapse: women’s publication</text:p>
      <text:p text:style-name="P74">Spring 1999 Fresh Peach: women’s publication</text:p>
      <text:p text:style-name="P75">Winter 1998 Synapse: free women’s publication, centerfold and illustration page 5</text:p>
      <text:p text:style-name="P76">Summer 1998 Synapse: free women’s publication, cover image</text:p>
      <text:p text:style-name="P77">Summer 1997 Home Alive Newsletter</text:p>
      <text:p text:style-name="P78">1996 Vague Vinyl: Heart of a Dog, album cover image for Shug</text:p>
      <text:p text:style-name="P79">1995 Up Records:<text:s/>Violent Green (Eros), CD image</text:p>
      <text:p text:style-name="P80">Fall 1995 Women’s Forum: Seattle Central Community College publication</text:p>
      <text:p text:style-name="P81"/>
      <text:p text:style-name="P82"><text:tab/>COLLECTIONS:</text:p>
      <text:p text:style-name="P83">University of Washington Rare Books Collection</text:p>
      <text:p text:style-name="P84"/>
      <text:p text:style-name="P85"><text:tab/></text:p>
      <text:p text:style-name="P86"><text:s text:c="13"/>HONORS:</text:p>
      <text:p text:style-name="P87">1997-1999 Annual Dean's List</text:p>
      <text:p text:style-name="P88">1998 Lamda Rho award for academic<text:s/>achievement and community service</text:p>
      <text:p text:style-name="P89">1998 University of Washington School of Art scholarships</text:p>
      <text:p text:style-name="P90"><text:s/></text:p>
      <text:p text:style-name="P91"><text:tab/>RELATED EXPIERIENCE:</text:p>
      <text:p text:style-name="P92">1997-1999 Member of University of Washington Printmaking Association</text:p>
      <text:p text:style-name="P93"><text:tab/>-participated in print sales</text:p>
      <text:p text:style-name="P94"><text:tab/>-participated in printmaking field trip to Vancouver, Canada</text:p>
      <text:p text:style-name="P95">2001-2002 Art Handler and Installer at Bellevue art museum Bellevue, WA</text:p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askerville Old Face" svg:font-family="Baskerville Old F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DocumentMap" style:display-name="Document Map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erstin Graudins</dc:title>
    <meta:initial-creator>Valued Client</meta:initial-creator>
    <dc:creator>kerstin graudins</dc:creator>
    <meta:creation-date>2016-10-02T01:05:00Z</meta:creation-date>
    <dc:date>2017-08-09T03:17:00Z</dc:date>
    <meta:print-date>2010-01-14T23:07:00Z</meta:print-date>
    <meta:template xlink:href="Normal" xlink:type="simple"/>
    <meta:editing-cycles>4</meta:editing-cycles>
    <meta:editing-duration>PT420S</meta:editing-duration>
    <meta:document-statistic meta:page-count="2" meta:paragraph-count="9" meta:word-count="704" meta:character-count="4710" meta:row-count="33" meta:non-whitespace-character-count="4015"/>
  </office:meta>
</office:document-meta>
</file>